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row>
                      <mn>99</mn>
                      <mo stretchy="false">⋅</mo>
                      <msub>
                        <mi>V</mi>
                        <mrow>
                          <mi>n</mi>
                          <mn>1</mn>
                        </mrow>
                      </msub>
                    </mrow>
                    <mo stretchy="false">−</mo>
                    <mn>1485</mn>
                    <mo stretchy="false">+</mo>
                    <mrow>
                      <mn>55</mn>
                      <mo stretchy="false">⋅</mo>
                      <msub>
                        <mi>V</mi>
                        <mrow>
                          <mi>n</mi>
                          <mn>1</mn>
                        </mrow>
                      </msub>
                    </mrow>
                    <mo stretchy="false">+</mo>
                    <mrow>
                      <mn>45</mn>
                      <mo stretchy="false">⋅</mo>
                      <msub>
                        <mi>V</mi>
                        <mrow>
                          <mi>n</mi>
                          <mn>1</mn>
                        </mrow>
                      </msub>
                    </mrow>
                    <mo stretchy="false">−</mo>
                    <mrow>
                      <mn>45</mn>
                      <mo stretchy="false">⋅</mo>
                      <msub>
                        <mi>V</mi>
                        <mrow>
                          <mi>n</mi>
                          <mn>2</mn>
                        </mrow>
                      </msub>
                    </mrow>
                  </mrow>
                  <mo stretchy="false">=</mo>
                  <mn>0</mn>
                </mrow>
              </mtd>
            </mtr>
            <mtr>
              <mtd>
                <mrow>
                  <mrow>
                    <mrow>
                      <mn>420</mn>
                      <mo stretchy="false">⋅</mo>
                      <msub>
                        <mi>V</mi>
                        <mrow>
                          <mi>n</mi>
                          <mn>2</mn>
                        </mrow>
                      </msub>
                    </mrow>
                    <mo stretchy="false">−</mo>
                    <mrow>
                      <mn>420</mn>
                      <mo stretchy="false">⋅</mo>
                      <msub>
                        <mi>V</mi>
                        <mrow>
                          <mi>n</mi>
                          <mn>1</mn>
                        </mrow>
                      </msub>
                    </mrow>
                    <mo stretchy="false">+</mo>
                    <mrow>
                      <mn>280</mn>
                      <mo stretchy="false">⋅</mo>
                      <msub>
                        <mi>V</mi>
                        <mrow>
                          <mi>n</mi>
                          <mn>2</mn>
                        </mrow>
                      </msub>
                    </mrow>
                    <mo stretchy="false">+</mo>
                    <mrow>
                      <mn>165</mn>
                      <mo stretchy="false">⋅</mo>
                      <msub>
                        <mi>V</mi>
                        <mrow>
                          <mi>n</mi>
                          <mn>2</mn>
                        </mrow>
                      </msub>
                    </mrow>
                    <mo stretchy="false">−</mo>
                    <mn>825</mn>
                  </mrow>
                  <mo stretchy="false">=</mo>
                  <mn>0</mn>
                </mrow>
              </mtd>
            </mtr>
          </mtable>
        </mrow>
        <mo fence="true" stretchy="true">}</mo>
      </mrow>
      <mo stretchy="false">→</mo>
      <mrow>
        <mo fence="true" stretchy="true">{</mo>
        <mrow>
          <mtable>
            <mtr>
              <mtd>
                <mrow>
                  <mrow>
                    <mrow>
                      <mn>199</mn>
                      <mo stretchy="false">⋅</mo>
                      <msub>
                        <mi>V</mi>
                        <mrow>
                          <mi>n</mi>
                          <mn>1</mn>
                        </mrow>
                      </msub>
                    </mrow>
                    <mo stretchy="false">−</mo>
                    <mrow>
                      <mn>45</mn>
                      <mo stretchy="false">⋅</mo>
                      <msub>
                        <mi>V</mi>
                        <mrow>
                          <mi>n</mi>
                          <mn>2</mn>
                        </mrow>
                      </msub>
                    </mrow>
                  </mrow>
                  <mo stretchy="false">=</mo>
                  <mn>1485</mn>
                </mrow>
              </mtd>
            </mtr>
            <mtr>
              <mtd>
                <mrow>
                  <mrow>
                    <mrow>
                      <mrow>
                        <mo stretchy="false">−</mo>
                        <mn>420</mn>
                      </mrow>
                      <mo stretchy="false">⋅</mo>
                      <msub>
                        <mi>V</mi>
                        <mrow>
                          <mi>n</mi>
                          <mn>1</mn>
                        </mrow>
                      </msub>
                    </mrow>
                    <mo stretchy="false">+</mo>
                    <mrow>
                      <mn>865</mn>
                      <mo stretchy="false">⋅</mo>
                      <msub>
                        <mi>V</mi>
                        <mrow>
                          <mi>n</mi>
                          <mn>2</mn>
                        </mrow>
                      </msub>
                    </mrow>
                  </mrow>
                  <mo stretchy="false">=</mo>
                  <mn>825</mn>
                </mrow>
              </mtd>
            </mtr>
          </mtable>
        </mrow>
        <mo fence="true" stretchy="true">}</mo>
      </mrow>
    </mrow>
    <annotation encoding="StarMath 5.0">left lbrace binom 
{ 99 cdot V_{n1} - 1485 + 55 cdot V_{n1} + 45 cdot V_{n1} - 45 cdot V_{n2} = 0 }
{ 420 cdot V_{n2} - 420 cdot V_{n1} + 280 cdot V_{n2} + 165 cdot V_{n2} - 825 = 0 }
right rbrace

rightarrow

left lbrace binom 
{ 199 cdot V_{n1} - 45 cdot V_{n2} = 1485 }
{ - 420 cdot V_{n1} + 865 cdot V_{n2} = 825 }
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02:51.233000000</meta:creation-date>
    <dc:date>2019-10-22T00:12:58.660000000</dc:date>
    <meta:editing-duration>PT10M6S</meta:editing-duration>
    <meta:editing-cycles>3</meta:editing-cycles>
    <meta:generator>LibreOffice/6.2.5.2$Windows_X86_64 LibreOffice_project/1ec314fa52f458adc18c4f025c545a4e8b22c159</meta:generator>
  </office:meta>
</office:document-meta>
</file>